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4c66"/>
    </style:style>
    <style:style style:name="P2" style:family="paragraph" style:parent-style-name="Standard">
      <style:text-properties officeooo:paragraph-rsid="000c4f94"/>
    </style:style>
    <style:style style:name="P3" style:family="paragraph" style:parent-style-name="Standard">
      <style:text-properties officeooo:rsid="000b4c66" officeooo:paragraph-rsid="000b4c66"/>
    </style:style>
    <style:style style:name="P4" style:family="paragraph" style:parent-style-name="Standard">
      <style:text-properties officeooo:rsid="000c4f94" officeooo:paragraph-rsid="000c4f94"/>
    </style:style>
    <style:style style:name="P5" style:family="paragraph" style:parent-style-name="Standard">
      <style:text-properties officeooo:rsid="000e46b6" officeooo:paragraph-rsid="000e46b6"/>
    </style:style>
    <style:style style:name="T1" style:family="text">
      <style:text-properties officeooo:rsid="000b4c66"/>
    </style:style>
    <style:style style:name="T2" style:family="text">
      <style:text-properties officeooo:rsid="000c4f94"/>
    </style:style>
    <style:style style:name="T3" style:family="text">
      <style:text-properties officeooo:rsid="000dc622"/>
    </style:style>
    <style:style style:name="T4" style:family="text">
      <style:text-properties officeooo:rsid="00104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. </text:span>Sguardo generale, perché html5 + Cordova/PhoneGap</text:p>
      <text:p text:style-name="P3">perché REST</text:p>
      <text:p text:style-name="P3"/>
      <text:p text:style-name="P3"><text:span text:style-name="T4">2. </text:span>server, tecnologie usate. Python, Flask, Postgres. Cosa è un ORM. SQLAlchemy. BUG con Flask RESTful =&gt; Flask RESTless</text:p>
      <text:p text:style-name="P3">sistema a preprocessori e postprocessoir</text:p>
      <text:p text:style-name="P1"><text:span text:style-name="T1">contr</text:span><text:span text:style-name="T2">i</text:span><text:span text:style-name="T1">buzioni su github</text:span></text:p>
      <text:p text:style-name="P3"/>
      <text:p text:style-name="P3"><text:span text:style-name="T4">3. </text:span>client: cosa è OSM, OSM vs Google Maps (l'unica mappa libera in grado di contrastare il monopolio Google). jQuery, cosa offre jQuery mobile. perché Leaflet</text:p>
      <text:p text:style-name="P3"/>
      <text:p text:style-name="P3"><text:span text:style-name="T4">4. </text:span>opendata, la prima soluzione: GEOjson</text:p>
      <text:p text:style-name="P3">I dati sul sito http://archeologia.comune.fi.it/ , Emiliano Scampoli</text:p>
      <text:p text:style-name="P3">la seconda soluzione: WMS e getFeaturesInfo. Dati aggiornati dai loro server!</text:p>
      <text:p text:style-name="P3"/>
      <text:p text:style-name="P2"><text:span text:style-name="T4">5. </text:span><text:span text:style-name="T2">Tutto bene, proviamo</text:span><text:span text:style-name="T3">: </text:span><text:span text:style-name="T2">Access-Control-Allow-Origin</text:span><text:span text:style-name="T3">. </text:span><text:span text:style-name="T1">Il</text:span><text:span text:style-name="T3"> finto problema del</text:span><text:span text:style-name="T1"> cross domain, CORS.</text:span></text:p>
      <text:p text:style-name="P3"/>
      <text:p text:style-name="P1"><text:span text:style-name="T4">6. </text:span><text:span text:style-name="T1">Usability: la funzione "cerca", come far apparire la mappa all'avvio, mappe rumorose?, legenda</text:span><text:span text:style-name="T2">, pagine separate per login e registrazione, landing page invece che alert</text:span></text:p>
      <text:p text:style-name="P4">stratificare l'informazione, cluster.</text:p>
      <text:p text:style-name="P4"/>
      <text:p text:style-name="P5"><text:span text:style-name="T4">7. </text:span>Collaborare sul codice: Git, BitBucket.</text:p>
      <text:p text:style-name="P5"/>
      <text:p text:style-name="P5"><text:span text:style-name="T4">8. </text:span>Scegliere il nome, da Indiana Mapps (Pipps!) a archeolof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4-09-13T12:34:45</meta:creation-date>
    <meta:generator>LibreOffice/4.0.1.2$Linux_x86 LibreOffice_project/84102822e3d61eb989ddd325abf1ac077904985</meta:generator>
    <dc:date>2014-09-14T05:12:15</dc:date>
    <dc:creator>emilio </dc:creator>
    <meta:editing-duration>PT1M53S</meta:editing-duration>
    <meta:editing-cycles>5</meta:editing-cycles>
    <meta:document-statistic meta:table-count="0" meta:image-count="0" meta:object-count="0" meta:page-count="1" meta:paragraph-count="14" meta:word-count="143" meta:character-count="995" meta:non-whitespace-character-count="866"/>
  </office:meta>
</office:document-meta>
</file>